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677636846" text:anchor-type="as-char" svg:x="0in" svg:y="0in" svg:width="7.57292in" svg:height="8.39583in" style:rel-width="scale" style:rel-height="scale"><draw:image xlink:href="media/image1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 G Workman</meta:initial-creator>
    <dc:creator>Michael G Workman</dc:creator>
    <meta:creation-date>2023-05-11T17:04:00Z</meta:creation-date>
    <dc:date>2023-05-11T17:04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